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fe5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fe5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كَـٰفِرُونَ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قُـلْ يَـٰٓأَيُّهَا </text:span><text:span text:style-name="T5">۰</text:span><text:span text:style-name="T2">لْكَـٰفِرُونَ </text:span><text:span text:style-name="T3">(1)</text:span><text:span text:style-name="T2"> لآَ أَعْبُدُ مَا تَعْبُدُونَ </text:span><text:span text:style-name="T3">(2)</text:span><text:span text:style-name="T2"> وَلآَ أَنتُمْ عَـٰبِدُونَ مَآ أَعْبُدُؐ </text:span><text:span text:style-name="T3">(3)</text:span><text:span text:style-name="T2"> وَلآَ أَنَا عَابِدٌ مَّا عَبَدتُّمْ </text:span><text:span text:style-name="T3">(4)</text:span><text:span text:style-name="T2"> وَلآَ أَنتُمْ عَـٰبِدُونَ مَآ أَعْبُدُؐ </text:span><text:span text:style-name="T3">(5)</text:span><text:span text:style-name="T2"> لَكُمْ دِينُكُمْ وَلِيَ دِينِ </text:span><text:span text:style-name="T3">(6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0:43.389160149</meta:creation-date>
    <dc:date>2025-03-03T14:50:55.959111689</dc:date>
    <meta:editing-duration>PT15S</meta:editing-duration>
    <meta:editing-cycles>1</meta:editing-cycles>
    <meta:document-statistic meta:table-count="0" meta:image-count="0" meta:object-count="0" meta:page-count="1" meta:paragraph-count="2" meta:word-count="38" meta:character-count="189" meta:non-whitespace-character-count="152"/>
    <meta:generator>LibreOffice/24.8.2.1$Linux_X86_64 LibreOffice_project/0f794b6e29741098670a3b95d60478a65d05ef13</meta:generator>
  </office:meta>
</office:document-meta>
</file>